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733" calcext:value-type="float">
            <text:p>373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inimal</text:p>
          </table:table-cell>
          <table:table-cell/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17536" calcext:value-type="float">
            <text:p>17536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ompute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 style:data-style-name="N2" text:time-value="0000-00-00T00:00:04.288578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25T09:14:52.722525502</dc:date>
    <dc:creator>Daniel Bruns</dc:creator>
    <meta:editing-duration>P1DT1H5M51S</meta:editing-duration>
    <meta:editing-cycles>19</meta:editing-cycles>
    <meta:generator>LibreOffice/4.1.3.2$Linux_X86_64 LibreOffice_project/410m0$Build-2</meta:generator>
    <meta:document-statistic meta:table-count="1" meta:cell-count="102" meta:object-count="0"/>
  </office:meta>
</office:document-meta>
</file>